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color="#ffffff" fo:background-color="#000000"/>
    </style:style>
    <style:style style:name="T26" style:family="text">
      <style:text-properties fo:background-color="#ffff66"/>
    </style:style>
    <style:style style:name="T27" style:family="text">
      <style:text-properties style:use-window-font-color="true" fo:background-color="#000000"/>
    </style:style>
    <style:style style:name="T28" style:family="text">
      <style:text-properties fo:color="#000000" fo:background-color="#000000"/>
    </style:style>
    <style:style style:name="T29" style:family="text">
      <style:text-properties fo:color="#000000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 06 = poniżej 40</text:p>
      <text:p text:style-name="P2">CGMDataHigh <text:s text:c="5"/>CGMRecordType = <text:span text:style-name="T1">0x07</text:span> – osiągnięty górny limit glikemii 07 FF = powyżej 400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13 14 76 15 08 21 25 28 2C 13 14 4E 16 08 30 00 00 01 13 14 56 16 10 35 39 39 37 34 30 2C 28 24 20 1F 21 25 28 2C 30 35 39 39 37 34 30 2C 28 24 20 1F 13 20 13 20 13 20 13 20 13 20 13 20 13 55</text:p>
      <text:p text:style-name="P7">44 01 08 13 20 2B 30 31 2F 2C 28 24 20 1F 21 25 28 2C 30 35 39 39 37 34 30 2C 28 24 20 1F 13 20 13 20 13 20 13 20 13 20 13 20 13 55 6C 03 08 13 20 2B 30 31 2F 2C 28 24 20 1F 21 25 28 2C 30 35</text:p>
      <text:p text:style-name="P7">39 39 37 34 30 2C 28 24 20 1F 13 20 13 20 13 20 13 20 13 20 13 20 13 55 57 06 08 13 20 2B 30 31 2F 2C 28 24 20 1F 21 25 28 2C 30 35 13 2C 31 33 32 13 2A 13 25 13 22 13 21 13 21 13 20 13 55 61</text:p>
      <text:p text:style-name="P7">08 08 13 20 24 00 03 13 15 70 08 08 13 15 70 08 08 13 02 13 02 13 15 7A 08 08 13 15 7A 08 08 13 15 7A 08 08 13 02 13 15 43 09 08 13 02 13 55 48 09 08 13 15 4B 09 0B 13 15 48 09 08 13 15 48 09</text:p>
      <text:p text:style-name="P7">08 13 15 48 09 08 13 15 48 09 08 13 15 48 09 08 13 15 48 09 08 13 15 48 09 08 13 15 48 09 08 13 15 48 09 08 13 15 48 09 08 13 15 48 09 08 13 15 48 09 08 13 15 48 09 08 13 15 48 09 08 13 15 48</text:p>
      <text:p text:style-name="P7">09 08 13 15 48 09 08 13 15 48 09 08 13 15 48 09 08 00 00 01 13 15 74 14 10 13 35 75 14 0B 13 55 48 09 08 13 55 75 14 0D 00 03 58 13 15 75 14 0E 13 15 74 14 08 01 03 01 03 13 15 43 15 08 30 85</text:p>
      <text:p text:style-name="P7">11 13 15 4A 15 0F 13 2B 13 15 4D 15 08 13 2B 13 2B 45 13 15 5C 15 08 13 2B 13 15 61 15 08 13 15 61 15 08 13 2B 13 2D 13 55 6B 15 08 13 75 6D 15 0D 29 13 55 6D 15 08 13 75 6E 15 0D 13 15 6D 15</text:p>
      <text:p text:style-name="P7">08 13 55 6D 15 08 13 75 70 15 0D 13 55 6D 15 08 13 55 71 15 0D 00 03 13 15 71 15 08 13 55 71 15 08 13 75 73 15 0D 13 55 71 15 08 13 75 73 15 0D 13 55 71 15 08 13 75 75 15 0D 13 55 46 16 0B 13</text:p>
      <text:p text:style-name="P7">55 71 15 08 13 55 47 16 0D 13 55 71 15 08 13 55 47 16 0D 00 03 5B 13 15 49 16 0E 13 15 48 16 08 01 03 13 55 4D 16 08 01 03 13 55 52 16 08 13 75 56 16 0D 30 AD 11 13 15 5A 16 0F 36 3B 41 46 4B</text:p>
      <text:p text:style-name="P7">51 4C 13 15 7B 16 08 4A 45 40 3B 35 30 13 15 5D 17 08 00 00 01 13 15 60 17 10 2B 00 00 01 13 15 67 17 10 2A 2D 31 36 3B 41 46 13 3B 41 44 13 3A 13 32 13 2E 13 2C 13 <text:span text:style-name="T15">2C</text:span> <text:span text:style-name="T18">13</text:span> <text:span text:style-name="T15">2B</text:span> <text:span text:style-name="T14">13 56 76 00 08</text:span> <text:span text:style-name="T18">13</text:span></text:p>
      <text:p text:style-name="P7"><text:span text:style-name="T15">2B</text:span> <text:span text:style-name="T15">2E</text:span> <text:span text:style-name="T15">31</text:span> <text:span text:style-name="T15">36</text:span> <text:span text:style-name="T15">3B</text:span> <text:span text:style-name="T15">46</text:span> <text:span text:style-name="T15">4B</text:span> <text:span text:style-name="T15">51</text:span> <text:span text:style-name="T15">4C</text:span> <text:span text:style-name="T15">4A</text:span> <text:span text:style-name="T15">45</text:span> <text:span text:style-name="T15">40</text:span> <text:span text:style-name="T15">3B</text:span> <text:span text:style-name="T15">35</text:span> <text:span text:style-name="T15">30</text:span> <text:span text:style-name="T15">2B</text:span> <text:span text:style-name="T15">2A</text:span> <text:span text:style-name="T15">2D</text:span> <text:span text:style-name="T15">31</text:span> <text:span text:style-name="T15">36</text:span> <text:span text:style-name="T15">3B</text:span> <text:span text:style-name="T15">41</text:span> <text:span text:style-name="T15">46</text:span> <text:span text:style-name="T18">13</text:span> <text:span text:style-name="T15">3B</text:span> <text:span text:style-name="T15">41</text:span> <text:span text:style-name="T18">13</text:span> <text:span text:style-name="T15">38</text:span> <text:span text:style-name="T18">13</text:span> <text:span text:style-name="T15">31</text:span> <text:span text:style-name="T18">13</text:span> <text:span text:style-name="T15">2E</text:span> <text:span text:style-name="T18">13</text:span> <text:span text:style-name="T15">2C</text:span> <text:span text:style-name="T18">13</text:span> <text:span text:style-name="T15">2C</text:span> <text:span text:style-name="T18">13</text:span> <text:span text:style-name="T15">2B</text:span> <text:span text:style-name="T14">13 56 5D 03 08</text:span> <text:span text:style-name="T18">13</text:span> <text:span text:style-name="T15">2B</text:span> <text:span text:style-name="T15">2B</text:span> <text:span text:style-name="T15">2D</text:span> <text:span text:style-name="T15">31</text:span> <text:span text:style-name="T15">36</text:span> <text:span text:style-name="T15">41</text:span> <text:span text:style-name="T15">46</text:span> <text:span text:style-name="T15">4B</text:span> <text:span text:style-name="T15">51</text:span> <text:span text:style-name="T15">4C</text:span> <text:span text:style-name="T15">4A</text:span> <text:span text:style-name="T15">45</text:span> <text:span text:style-name="T15">40</text:span> <text:span text:style-name="T15">3B</text:span> <text:span text:style-name="T15">35</text:span> <text:span text:style-name="T15">30</text:span> <text:span text:style-name="T15">2B</text:span> <text:span text:style-name="T15">2A</text:span> <text:span text:style-name="T15">2D</text:span> <text:span text:style-name="T18">13</text:span></text:p>
      <text:p text:style-name="P7"><text:span text:style-name="T15">2C</text:span> <text:span text:style-name="T18">13</text:span> <text:span text:style-name="T15">2C</text:span> <text:span text:style-name="T18">13</text:span> <text:span text:style-name="T15">2C</text:span> <text:span text:style-name="T15">37</text:span> <text:span text:style-name="T18">13</text:span> <text:span text:style-name="T15">33</text:span> <text:span text:style-name="T18">13</text:span> <text:span text:style-name="T15">30</text:span> <text:span text:style-name="T18">13</text:span> <text:span text:style-name="T15">2D</text:span> <text:span text:style-name="T18">13</text:span> <text:span text:style-name="T15">2C</text:span> <text:span text:style-name="T18">13</text:span> <text:span text:style-name="T15">2C</text:span> <text:span text:style-name="T18">13</text:span> <text:span text:style-name="T15">2B</text:span> <text:span text:style-name="T14">13 56 76 05 08</text:span> <text:span text:style-name="T18">13</text:span> <text:span text:style-name="T15">2B</text:span> <text:span text:style-name="T15">2E</text:span> <text:span text:style-name="T15">2D</text:span> <text:span text:style-name="T18">13</text:span> <text:span text:style-name="T15">2C</text:span> <text:span text:style-name="T15">29</text:span> <text:span text:style-name="T18">13</text:span> <text:span text:style-name="T15">2A</text:span> <text:span text:style-name="T18">13</text:span> <text:span text:style-name="T15">2A</text:span> <text:span text:style-name="T18">13</text:span> <text:span text:style-name="T15">2B</text:span> <text:span text:style-name="T18">13</text:span> <text:span text:style-name="T15">2B</text:span> <text:span text:style-name="T18">13</text:span> <text:span text:style-name="T15">2B</text:span> <text:span text:style-name="T18">13</text:span> <text:span text:style-name="T15">2B</text:span> <text:span text:style-name="T14">13 56 71 06 08</text:span> <text:span text:style-name="T18">13</text:span> <text:span text:style-name="T15">2B</text:span> <text:span text:style-name="T15">29</text:span> <text:span text:style-name="T15">29</text:span> <text:span text:style-name="T15">2D</text:span> <text:span text:style-name="T15">31</text:span> <text:span text:style-name="T15">2D</text:span> <text:span text:style-name="T15">2B</text:span> <text:span text:style-name="T15">2D</text:span> <text:span text:style-name="T15">31</text:span> <text:span text:style-name="T15">36</text:span> <text:span text:style-name="T15">3B</text:span> <text:span text:style-name="T15">41</text:span> <text:span text:style-name="T15">46</text:span> <text:span text:style-name="T15">4C</text:span> <text:span text:style-name="T15">4C</text:span> <text:span text:style-name="T15">4A</text:span></text:p>
      <text:p text:style-name="P7"><text:span text:style-name="T15">45</text:span> <text:span text:style-name="T25">13</text:span> <text:span text:style-name="T15">39</text:span> <text:span text:style-name="T15">36</text:span> <text:span text:style-name="T26">13 02</text:span> <text:span text:style-name="T26">13 02</text:span> <text:span text:style-name="T26">13 02</text:span> <text:span text:style-name="T26">13 02</text:span> <text:span text:style-name="T26">13 02</text:span> <text:span text:style-name="T26">13 02</text:span> <text:span text:style-name="T14">13 16 74 08 08</text:span> <text:span text:style-name="T14">13 56 74 08 08</text:span> <text:span text:style-name="T26">13 02</text:span> <text:span text:style-name="T14">13 16 79 08 08</text:span> <text:span text:style-name="T23">01</text:span> 00 00 00 00 00 00 00 00 00 00 00 00 00 00 00 00 00 00 00 00 00 00 00 00 00 00 00 00 00 00</text:p>
      <text:p text:style-name="P7"/>
      <text:p text:style-name="P4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7M30S</meta:editing-duration>
    <meta:editing-cycles>25</meta:editing-cycles>
    <meta:generator>OpenOffice/4.1.5$Win32 OpenOffice.org_project/415m1$Build-9789</meta:generator>
    <dc:date>2019-01-22T10:39:58.96</dc:date>
    <dc:creator>Sławomir Malinowski</dc:creator>
    <meta:document-statistic meta:table-count="0" meta:image-count="0" meta:object-count="0" meta:page-count="1" meta:paragraph-count="58" meta:word-count="1343" meta:character-count="6464"/>
    <meta:user-defined meta:name="Info 1"/>
    <meta:user-defined meta:name="Info 2"/>
    <meta:user-defined meta:name="Info 3"/>
    <meta:user-defined meta:name="Info 4"/>
  </office:meta>
</office:document-meta>
</file>